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!/usr/bin/env python3</text:p>
      <text:p text:style-name="Standard">import os</text:p>
      <text:p text:style-name="Standard">import time</text:p>
      <text:p text:style-name="Standard">import threading</text:p>
      <text:p text:style-name="Standard"/>
      <text:p text:style-name="Standard">import cereal.messaging as messaging</text:p>
      <text:p text:style-name="Standard"/>
      <text:p text:style-name="Standard">from cereal import car, log</text:p>
      <text:p text:style-name="Standard"/>
      <text:p text:style-name="Standard">from openpilot.common.params import Params</text:p>
      <text:p text:style-name="Standard">from openpilot.common.realtime import config_realtime_process, Priority, Ratekeeper</text:p>
      <text:p text:style-name="Standard">from openpilot.common.swaglog import cloudlog, ForwardingHandler</text:p>
      <text:p text:style-name="Standard"/>
      <text:p text:style-name="Standard">from opendbc.car import DT_CTRL, structs</text:p>
      <text:p text:style-name="Standard">from opendbc.car.can_definitions import CanData, CanRecvCallable, CanSendCallable</text:p>
      <text:p text:style-name="Standard">from opendbc.car.carlog import carlog</text:p>
      <text:p text:style-name="Standard">from opendbc.car.fw_versions import ObdCallback</text:p>
      <text:p text:style-name="Standard">from opendbc.car.car_helpers import get_car, get_radar_interface</text:p>
      <text:p text:style-name="Standard">from opendbc.car.interfaces import CarInterfaceBase, RadarInterfaceBase</text:p>
      <text:p text:style-name="Standard">from opendbc.safety import ALTERNATIVE_EXPERIENCE</text:p>
      <text:p text:style-name="Standard">from openpilot.selfdrive.pandad import can_capnp_to_list, can_list_to_can_capnp</text:p>
      <text:p text:style-name="Standard">from openpilot.selfdrive.car.cruise import VCruiseHelper</text:p>
      <text:p text:style-name="Standard">from openpilot.selfdrive.car.car_specific import MockCarState</text:p>
      <text:p text:style-name="Standard"/>
      <text:p text:style-name="Standard">REPLAY = "REPLAY" in os.environ</text:p>
      <text:p text:style-name="Standard"/>
      <text:p text:style-name="Standard">EventName = log.OnroadEvent.EventName</text:p>
      <text:p text:style-name="Standard"/>
      <text:p text:style-name="Standard"># forward</text:p>
      <text:p text:style-name="Standard">carlog.addHandler(ForwardingHandler(cloudlog))</text:p>
      <text:p text:style-name="Standard"/>
      <text:p text:style-name="Standard"/>
      <text:p text:style-name="Standard">def obd_callback(params: Params) -&gt; ObdCallback:</text:p>
      <text:p text:style-name="Standard"><text:s text:c="2"/>def set_obd_multiplexing(obd_multiplexing: bool):</text:p>
      <text:p text:style-name="Standard"><text:s text:c="4"/>if params.get_bool("ObdMultiplexingEnabled") != obd_multiplexing:</text:p>
      <text:p text:style-name="Standard"><text:s text:c="6"/>cloudlog.warning(f"Setting OBD multiplexing to {obd_multiplexing}")</text:p>
      <text:p text:style-name="Standard"><text:s text:c="6"/>params.remove("ObdMultiplexingChanged")</text:p>
      <text:p text:style-name="Standard"><text:s text:c="6"/>params.put_bool("ObdMultiplexingEnabled", obd_multiplexing)</text:p>
      <text:p text:style-name="Standard"><text:s text:c="6"/>params.get_bool("ObdMultiplexingChanged", block=True)</text:p>
      <text:p text:style-name="Standard"><text:s text:c="6"/>cloudlog.warning("OBD multiplexing set successfully")</text:p>
      <text:p text:style-name="Standard"><text:s text:c="2"/>return set_obd_multiplexing</text:p>
      <text:p text:style-name="Standard"/>
      <text:p text:style-name="Standard"/>
      <text:p text:style-name="Standard">def can_comm_callbacks(logcan: messaging.SubSocket, sendcan: messaging.PubSocket) -&gt; tuple[CanRecvCallable, CanSendCallable]:</text:p>
      <text:p text:style-name="Standard"><text:s text:c="2"/>def can_recv(wait_for_one: bool = False) -&gt; list[list[CanData]]:</text:p>
      <text:p text:style-name="Standard"><text:s text:c="4"/>"""</text:p>
      <text:p text:style-name="Standard"><text:s text:c="4"/>wait_for_one: wait the normal logcan socket timeout for a CAN packet, may return empty list if nothing comes</text:p>
      <text:p text:style-name="Standard"><text:soft-page-break/></text:p>
      <text:p text:style-name="Standard"><text:s text:c="4"/>Returns: CAN packets comprised of CanData objects for easy access</text:p>
      <text:p text:style-name="Standard"><text:s text:c="4"/>"""</text:p>
      <text:p text:style-name="Standard"><text:s text:c="4"/>ret = []</text:p>
      <text:p text:style-name="Standard"><text:s text:c="4"/>for can in messaging.drain_sock(logcan, wait_for_one=wait_for_one):</text:p>
      <text:p text:style-name="Standard"><text:s text:c="6"/>ret.append([CanData(msg.address, msg.dat, msg.src) for msg in can.can])</text:p>
      <text:p text:style-name="Standard"><text:s text:c="4"/>return ret</text:p>
      <text:p text:style-name="Standard"/>
      <text:p text:style-name="Standard"><text:s text:c="2"/>def can_send(msgs: list[CanData]) -&gt; None:</text:p>
      <text:p text:style-name="Standard"><text:s text:c="4"/>sendcan.send(can_list_to_can_capnp(msgs, msgtype='sendcan'))</text:p>
      <text:p text:style-name="Standard"/>
      <text:p text:style-name="Standard"><text:s text:c="2"/>return can_recv, can_send</text:p>
      <text:p text:style-name="Standard"/>
      <text:p text:style-name="Standard"/>
      <text:p text:style-name="Standard">class Car:</text:p>
      <text:p text:style-name="Standard"><text:s text:c="2"/>CI: CarInterfaceBase</text:p>
      <text:p text:style-name="Standard"><text:s text:c="2"/>RI: RadarInterfaceBase</text:p>
      <text:p text:style-name="Standard"><text:s text:c="2"/>CP: car.CarParams</text:p>
      <text:p text:style-name="Standard"/>
      <text:p text:style-name="Standard"><text:s text:c="2"/>def __init__(self, CI=None, RI=None) -&gt; None:</text:p>
      <text:p text:style-name="Standard"><text:s text:c="4"/>self.can_sock = messaging.sub_sock('can', timeout=20)</text:p>
      <text:p text:style-name="Standard"><text:s text:c="4"/>self.sm = messaging.SubMaster(['pandaStates', 'carControl', 'onroadEvents'])</text:p>
      <text:p text:style-name="Standard"><text:s text:c="4"/>self.pm = messaging.PubMaster(['sendcan', 'carState', 'carParams', 'carOutput', 'liveTracks'])</text:p>
      <text:p text:style-name="Standard"/>
      <text:p text:style-name="Standard"><text:s text:c="4"/>self.can_rcv_cum_timeout_counter = 0</text:p>
      <text:p text:style-name="Standard"/>
      <text:p text:style-name="Standard"><text:s text:c="4"/>self.CC_prev = car.CarControl.new_message()</text:p>
      <text:p text:style-name="Standard"><text:s text:c="4"/>self.CS_prev = car.CarState.new_message()</text:p>
      <text:p text:style-name="Standard"><text:s text:c="4"/>self.initialized_prev = False</text:p>
      <text:p text:style-name="Standard"/>
      <text:p text:style-name="Standard"><text:s text:c="4"/>self.last_actuators_output = structs.CarControl.Actuators()</text:p>
      <text:p text:style-name="Standard"/>
      <text:p text:style-name="Standard"><text:s text:c="4"/>self.params = Params()</text:p>
      <text:p text:style-name="Standard"/>
      <text:p text:style-name="Standard"><text:s text:c="4"/>self.can_callbacks = can_comm_callbacks(self.can_sock, self.pm.sock['sendcan'])</text:p>
      <text:p text:style-name="Standard"/>
      <text:p text:style-name="Standard"><text:s text:c="4"/>if CI is None:</text:p>
      <text:p text:style-name="Standard"><text:s text:c="6"/># wait for one pandaState and one CAN packet</text:p>
      <text:p text:style-name="Standard"><text:s text:c="6"/>print("Waiting for CAN messages...")</text:p>
      <text:p text:style-name="Standard"><text:s text:c="6"/>while True:</text:p>
      <text:p text:style-name="Standard"><text:s text:c="8"/>can = messaging.recv_one_retry(self.can_sock)</text:p>
      <text:p text:style-name="Standard"><text:s text:c="8"/>if len(can.can) &gt; 0:</text:p>
      <text:p text:style-name="Standard"><text:s text:c="10"/>break</text:p>
      <text:p text:style-name="Standard"/>
      <text:p text:style-name="Standard"><text:s text:c="6"/>experimental_long_allowed = self.params.get_bool("ExperimentalLongitudinalEnabled")</text:p>
      <text:p text:style-name="Standard"><text:s text:c="6"/>num_pandas = len(messaging.recv_one_retry(self.sm.sock['pandaStates']).pandaStates)</text:p>
      <text:p text:style-name="Standard"/>
      <text:p text:style-name="Standard"><text:s text:c="6"/>cached_params = None</text:p>
      <text:p text:style-name="Standard"><text:s text:c="6"/>cached_params_raw = self.params.get("CarParamsCache")</text:p>
      <text:p text:style-name="Standard"><text:soft-page-break/><text:s text:c="6"/>if cached_params_raw is not None:</text:p>
      <text:p text:style-name="Standard"><text:s text:c="8"/>with car.CarParams.from_bytes(cached_params_raw) as _cached_params:</text:p>
      <text:p text:style-name="Standard"><text:s text:c="10"/>cached_params = _cached_params</text:p>
      <text:p text:style-name="Standard"/>
      <text:p text:style-name="Standard"><text:s text:c="6"/>self.CI = get_car(*self.can_callbacks, obd_callback(self.params), True, num_pandas, cached_params) #Arsany: replaced experimental_long_allowed by True</text:p>
      <text:p text:style-name="Standard"><text:s text:c="6"/>#self.CI = get_car(*self.can_callbacks, obd_callback(self.params), experimental_long_allowed, num_pandas, cached_params) #Arsany: Original line</text:p>
      <text:p text:style-name="Standard"><text:s text:c="6"/>self.RI = get_radar_interface(self.CI.CP)</text:p>
      <text:p text:style-name="Standard"><text:s text:c="6"/>self.CP = self.CI.CP</text:p>
      <text:p text:style-name="Standard"/>
      <text:p text:style-name="Standard"><text:s text:c="6"/># continue onto next fingerprinting step in pandad</text:p>
      <text:p text:style-name="Standard"><text:s text:c="6"/>self.params.put_bool("FirmwareQueryDone", True)</text:p>
      <text:p text:style-name="Standard"><text:s text:c="4"/>else:</text:p>
      <text:p text:style-name="Standard"><text:s text:c="6"/>self.CI, self.CP = CI, CI.CP</text:p>
      <text:p text:style-name="Standard"><text:s text:c="6"/>self.RI = RI</text:p>
      <text:p text:style-name="Standard"/>
      <text:p text:style-name="Standard"><text:s text:c="4"/># set alternative experiences from parameters</text:p>
      <text:p text:style-name="Standard"><text:s text:c="4"/>disengage_on_accelerator = self.params.get_bool("DisengageOnAccelerator")</text:p>
      <text:p text:style-name="Standard"><text:s text:c="4"/>self.CP.alternativeExperience = 0</text:p>
      <text:p text:style-name="Standard"><text:s text:c="4"/>if not disengage_on_accelerator:</text:p>
      <text:p text:style-name="Standard"><text:s text:c="6"/>self.CP.alternativeExperience |= ALTERNATIVE_EXPERIENCE.DISABLE_DISENGAGE_ON_GAS</text:p>
      <text:p text:style-name="Standard"/>
      <text:p text:style-name="Standard"><text:s text:c="4"/>openpilot_enabled_toggle = self.params.get_bool("OpenpilotEnabledToggle")</text:p>
      <text:p text:style-name="Standard"/>
      <text:p text:style-name="Standard"><text:s text:c="4"/>controller_available = self.CI.CC is not None and openpilot_enabled_toggle and not self.CP.dashcamOnly</text:p>
      <text:p text:style-name="Standard"/>
      <text:p text:style-name="Standard"><text:s text:c="4"/>self.CP.passive = not controller_available or self.CP.dashcamOnly</text:p>
      <text:p text:style-name="Standard"><text:s text:c="4"/>if self.CP.passive:</text:p>
      <text:p text:style-name="Standard"><text:s text:c="6"/>safety_config = structs.CarParams.SafetyConfig()</text:p>
      <text:p text:style-name="Standard"><text:s text:c="6"/>safety_config.safetyModel = structs.CarParams.SafetyModel.noOutput</text:p>
      <text:p text:style-name="Standard"><text:s text:c="6"/>self.CP.safetyConfigs = [safety_config]</text:p>
      <text:p text:style-name="Standard"/>
      <text:p text:style-name="Standard"><text:s text:c="4"/>if self.CP.secOcRequired and not self.params.get_bool("IsReleaseBranch"):</text:p>
      <text:p text:style-name="Standard"><text:s text:c="6"/># Copy user key if available</text:p>
      <text:p text:style-name="Standard"><text:s text:c="6"/>try:</text:p>
      <text:p text:style-name="Standard"><text:s text:c="8"/>with open("/cache/params/SecOCKey") as f:</text:p>
      <text:p text:style-name="Standard"><text:s text:c="10"/>user_key = f.readline().strip()</text:p>
      <text:p text:style-name="Standard"><text:s text:c="10"/>if len(user_key) == 32:</text:p>
      <text:p text:style-name="Standard"><text:s text:c="12"/>self.params.put("SecOCKey", user_key)</text:p>
      <text:p text:style-name="Standard"><text:s text:c="6"/>except Exception:</text:p>
      <text:p text:style-name="Standard"><text:s text:c="8"/>pass</text:p>
      <text:p text:style-name="Standard"/>
      <text:p text:style-name="Standard"><text:s text:c="6"/>secoc_key = self.params.get("SecOCKey", encoding='utf8')</text:p>
      <text:p text:style-name="Standard"><text:s text:c="6"/>if secoc_key is not None:</text:p>
      <text:p text:style-name="Standard"><text:s text:c="8"/>saved_secoc_key = bytes.fromhex(secoc_key.strip())</text:p>
      <text:p text:style-name="Standard"><text:s text:c="8"/>if len(saved_secoc_key) == 16:</text:p>
      <text:p text:style-name="Standard"><text:soft-page-break/><text:s text:c="10"/>self.CP.secOcKeyAvailable = True</text:p>
      <text:p text:style-name="Standard"><text:s text:c="10"/>self.CI.CS.secoc_key = saved_secoc_key</text:p>
      <text:p text:style-name="Standard"><text:s text:c="10"/>if controller_available:</text:p>
      <text:p text:style-name="Standard"><text:s text:c="12"/>self.CI.CC.secoc_key = saved_secoc_key</text:p>
      <text:p text:style-name="Standard"><text:s text:c="8"/>else:</text:p>
      <text:p text:style-name="Standard"><text:s text:c="10"/>cloudlog.warning("Saved SecOC key is invalid")</text:p>
      <text:p text:style-name="Standard"/>
      <text:p text:style-name="Standard"><text:s text:c="4"/># Write previous route's CarParams</text:p>
      <text:p text:style-name="Standard"><text:s text:c="4"/>prev_cp = self.params.get("CarParamsPersistent")</text:p>
      <text:p text:style-name="Standard"><text:s text:c="4"/>if prev_cp is not None:</text:p>
      <text:p text:style-name="Standard"><text:s text:c="6"/>self.params.put("CarParamsPrevRoute", prev_cp)</text:p>
      <text:p text:style-name="Standard"/>
      <text:p text:style-name="Standard"><text:s text:c="4"/># Write CarParams for controls and radard</text:p>
      <text:p text:style-name="Standard"><text:s text:c="4"/>cp_bytes = self.CP.to_bytes()</text:p>
      <text:p text:style-name="Standard"><text:s text:c="4"/>self.params.put("CarParams", cp_bytes)</text:p>
      <text:p text:style-name="Standard"><text:s text:c="4"/>self.params.put_nonblocking("CarParamsCache", cp_bytes)</text:p>
      <text:p text:style-name="Standard"><text:s text:c="4"/>self.params.put_nonblocking("CarParamsPersistent", cp_bytes)</text:p>
      <text:p text:style-name="Standard"/>
      <text:p text:style-name="Standard"><text:s text:c="4"/>self.mock_carstate = MockCarState()</text:p>
      <text:p text:style-name="Standard"><text:s text:c="4"/>self.v_cruise_helper = VCruiseHelper(self.CP)</text:p>
      <text:p text:style-name="Standard"/>
      <text:p text:style-name="Standard"><text:s text:c="4"/>self.is_metric = self.params.get_bool("IsMetric")</text:p>
      <text:p text:style-name="Standard"><text:s text:c="4"/>self.experimental_mode = self.params.get_bool("ExperimentalMode")</text:p>
      <text:p text:style-name="Standard"/>
      <text:p text:style-name="Standard"><text:s text:c="4"/># card is driven by can recv, expected at 100Hz</text:p>
      <text:p text:style-name="Standard"><text:s text:c="4"/>self.rk = Ratekeeper(100, print_delay_threshold=None)</text:p>
      <text:p text:style-name="Standard"/>
      <text:p text:style-name="Standard"><text:s text:c="2"/>def state_update(self) -&gt; tuple[car.CarState, structs.RadarDataT | None]:</text:p>
      <text:p text:style-name="Standard"><text:s text:c="4"/>"""carState update loop, driven by can"""</text:p>
      <text:p text:style-name="Standard"/>
      <text:p text:style-name="Standard"><text:s text:c="4"/>can_strs = messaging.drain_sock_raw(self.can_sock, wait_for_one=True)</text:p>
      <text:p text:style-name="Standard"><text:s text:c="4"/>can_list = can_capnp_to_list(can_strs)</text:p>
      <text:p text:style-name="Standard"/>
      <text:p text:style-name="Standard"><text:s text:c="4"/># Update carState from CAN</text:p>
      <text:p text:style-name="Standard"><text:s text:c="4"/>CS = self.CI.update(can_list)</text:p>
      <text:p text:style-name="Standard"><text:s text:c="4"/>if self.CP.brand == 'mock':</text:p>
      <text:p text:style-name="Standard"><text:s text:c="6"/>CS = self.mock_carstate.update(CS)</text:p>
      <text:p text:style-name="Standard"/>
      <text:p text:style-name="Standard"><text:s text:c="4"/># Update radar tracks from CAN</text:p>
      <text:p text:style-name="Standard"><text:s text:c="4"/>RD: structs.RadarDataT | None = self.RI.update(can_list)</text:p>
      <text:p text:style-name="Standard"/>
      <text:p text:style-name="Standard"><text:s text:c="4"/>self.sm.update(0)</text:p>
      <text:p text:style-name="Standard"/>
      <text:p text:style-name="Standard"><text:s text:c="4"/>can_rcv_valid = len(can_strs) &gt; 0</text:p>
      <text:p text:style-name="Standard"/>
      <text:p text:style-name="Standard"><text:s text:c="4"/># Check for CAN timeout</text:p>
      <text:p text:style-name="Standard"><text:s text:c="4"/>if not can_rcv_valid:</text:p>
      <text:p text:style-name="Standard"><text:s text:c="6"/>self.can_rcv_cum_timeout_counter += 1</text:p>
      <text:p text:style-name="Standard"/>
      <text:p text:style-name="Standard"><text:soft-page-break/><text:s text:c="4"/>if can_rcv_valid and REPLAY:</text:p>
      <text:p text:style-name="Standard"><text:s text:c="6"/>self.can_log_mono_time = messaging.log_from_bytes(can_strs[0]).logMonoTime</text:p>
      <text:p text:style-name="Standard"/>
      <text:p text:style-name="Standard"><text:s text:c="4"/>self.v_cruise_helper.update_v_cruise(CS, self.sm['carControl'].enabled, self.is_metric)</text:p>
      <text:p text:style-name="Standard"><text:s text:c="4"/>if self.sm['carControl'].enabled and not self.CC_prev.enabled:</text:p>
      <text:p text:style-name="Standard"><text:s text:c="6"/># Use CarState w/ buttons from the step selfdrived enables on</text:p>
      <text:p text:style-name="Standard"><text:s text:c="6"/>self.v_cruise_helper.initialize_v_cruise(self.CS_prev, self.experimental_mode)</text:p>
      <text:p text:style-name="Standard"/>
      <text:p text:style-name="Standard"><text:s text:c="4"/># TODO: mirror the carState.cruiseState struct?</text:p>
      <text:p text:style-name="Standard"><text:s text:c="4"/>CS.vCruise = float(self.v_cruise_helper.v_cruise_kph)</text:p>
      <text:p text:style-name="Standard"><text:s text:c="4"/>CS.vCruiseCluster = float(self.v_cruise_helper.v_cruise_cluster_kph)</text:p>
      <text:p text:style-name="Standard"/>
      <text:p text:style-name="Standard"><text:s text:c="4"/>return CS, RD</text:p>
      <text:p text:style-name="Standard"/>
      <text:p text:style-name="Standard"><text:s text:c="2"/>def state_publish(self, CS: car.CarState, RD: structs.RadarDataT | None):</text:p>
      <text:p text:style-name="Standard"><text:s text:c="4"/>"""carState and carParams publish loop"""</text:p>
      <text:p text:style-name="Standard"/>
      <text:p text:style-name="Standard"><text:s text:c="4"/># carParams - logged every 50 seconds (&gt; 1 per segment)</text:p>
      <text:p text:style-name="Standard"><text:s text:c="4"/>if self.sm.frame % int(50. / DT_CTRL) == 0:</text:p>
      <text:p text:style-name="Standard"><text:s text:c="6"/>cp_send = messaging.new_message('carParams')</text:p>
      <text:p text:style-name="Standard"><text:s text:c="6"/>cp_send.valid = True</text:p>
      <text:p text:style-name="Standard"><text:s text:c="6"/>cp_send.carParams = self.CP</text:p>
      <text:p text:style-name="Standard"><text:s text:c="6"/>self.pm.send('carParams', cp_send)</text:p>
      <text:p text:style-name="Standard"/>
      <text:p text:style-name="Standard"><text:s text:c="4"/># publish new carOutput</text:p>
      <text:p text:style-name="Standard"><text:s text:c="4"/>co_send = messaging.new_message('carOutput')</text:p>
      <text:p text:style-name="Standard"><text:s text:c="4"/>co_send.valid = self.sm.all_checks(['carControl'])</text:p>
      <text:p text:style-name="Standard"><text:s text:c="4"/>co_send.carOutput.actuatorsOutput = self.last_actuators_output</text:p>
      <text:p text:style-name="Standard"><text:s text:c="4"/>self.pm.send('carOutput', co_send)</text:p>
      <text:p text:style-name="Standard"/>
      <text:p text:style-name="Standard"><text:s text:c="4"/># kick off controlsd step while we actuate the latest carControl packet</text:p>
      <text:p text:style-name="Standard"><text:s text:c="4"/>cs_send = messaging.new_message('carState')</text:p>
      <text:p text:style-name="Standard"><text:s text:c="4"/>cs_send.valid = CS.canValid</text:p>
      <text:p text:style-name="Standard"><text:s text:c="4"/>cs_send.carState = CS</text:p>
      <text:p text:style-name="Standard"><text:s text:c="4"/>cs_send.carState.canErrorCounter = self.can_rcv_cum_timeout_counter</text:p>
      <text:p text:style-name="Standard"><text:s text:c="4"/>cs_send.carState.cumLagMs = -self.rk.remaining * 1000.</text:p>
      <text:p text:style-name="Standard"><text:s text:c="4"/>self.pm.send('carState', cs_send)</text:p>
      <text:p text:style-name="Standard"/>
      <text:p text:style-name="Standard"><text:s text:c="4"/>if RD is not None:</text:p>
      <text:p text:style-name="Standard"><text:s text:c="6"/>tracks_msg = messaging.new_message('liveTracks')</text:p>
      <text:p text:style-name="Standard"><text:s text:c="6"/>tracks_msg.valid = len(RD.errors) == 0</text:p>
      <text:p text:style-name="Standard"><text:s text:c="6"/>tracks_msg.liveTracks = RD</text:p>
      <text:p text:style-name="Standard"><text:s text:c="6"/>self.pm.send('liveTracks', tracks_msg)</text:p>
      <text:p text:style-name="Standard"/>
      <text:p text:style-name="Standard"><text:s text:c="2"/>def controls_update(self, CS: car.CarState, CC: car.CarControl):</text:p>
      <text:p text:style-name="Standard"><text:s text:c="4"/>"""control update loop, driven by carControl"""</text:p>
      <text:p text:style-name="Standard"/>
      <text:p text:style-name="Standard"><text:s text:c="4"/>if not self.initialized_prev:</text:p>
      <text:p text:style-name="Standard"><text:s text:c="6"/># Initialize CarInterface, once controls are ready</text:p>
      <text:p text:style-name="Standard"><text:soft-page-break/><text:s text:c="6"/># TODO: this can make us miss at least a few cycles when doing an ECU knockout</text:p>
      <text:p text:style-name="Standard"><text:s text:c="6"/>self.CI.init(self.CP, *self.can_callbacks)</text:p>
      <text:p text:style-name="Standard"><text:s text:c="6"/># signal pandad to switch to car safety mode</text:p>
      <text:p text:style-name="Standard"><text:s text:c="6"/>self.params.put_bool_nonblocking("ControlsReady", True)</text:p>
      <text:p text:style-name="Standard"/>
      <text:p text:style-name="Standard"><text:s text:c="4"/>if self.sm.all_alive(['carControl']):</text:p>
      <text:p text:style-name="Standard"><text:s text:c="6"/># send car controls over can</text:p>
      <text:p text:style-name="Standard"><text:s text:c="6"/>now_nanos = self.can_log_mono_time if REPLAY else int(time.monotonic() * 1e9)</text:p>
      <text:p text:style-name="Standard"><text:s text:c="6"/>self.last_actuators_output, can_sends = self.CI.apply(CC, now_nanos)</text:p>
      <text:p text:style-name="Standard"><text:s text:c="6"/>self.pm.send('sendcan', can_list_to_can_capnp(can_sends, msgtype='sendcan', valid=CS.canValid))</text:p>
      <text:p text:style-name="Standard"/>
      <text:p text:style-name="Standard"><text:s text:c="6"/>self.CC_prev = CC</text:p>
      <text:p text:style-name="Standard"/>
      <text:p text:style-name="Standard"><text:s text:c="2"/>def step(self):</text:p>
      <text:p text:style-name="Standard"><text:s text:c="4"/>CS, RD = self.state_update()</text:p>
      <text:p text:style-name="Standard"/>
      <text:p text:style-name="Standard"><text:s text:c="4"/>self.state_publish(CS, RD)</text:p>
      <text:p text:style-name="Standard"/>
      <text:p text:style-name="Standard"><text:s text:c="4"/>initialized = (not any(e.name == EventName.selfdriveInitializing for e in self.sm['onroadEvents']) and</text:p>
      <text:p text:style-name="Standard"><text:s text:c="19"/>self.sm.seen['onroadEvents'])</text:p>
      <text:p text:style-name="Standard"><text:s text:c="4"/>if not self.CP.passive and initialized:</text:p>
      <text:p text:style-name="Standard"><text:s text:c="6"/>self.controls_update(CS, self.sm['carControl'])</text:p>
      <text:p text:style-name="Standard"/>
      <text:p text:style-name="Standard"><text:s text:c="4"/>self.initialized_prev = initialized</text:p>
      <text:p text:style-name="Standard"><text:s text:c="4"/>self.CS_prev = CS</text:p>
      <text:p text:style-name="Standard"/>
      <text:p text:style-name="Standard"><text:s text:c="2"/>def params_thread(self, evt):</text:p>
      <text:p text:style-name="Standard"><text:s text:c="4"/>while not evt.is_set():</text:p>
      <text:p text:style-name="Standard"><text:s text:c="6"/>self.is_metric = self.params.get_bool("IsMetric")</text:p>
      <text:p text:style-name="Standard"><text:s text:c="6"/>self.experimental_mode = self.params.get_bool("ExperimentalMode") and self.CP.openpilotLongitudinalControl</text:p>
      <text:p text:style-name="Standard"><text:s text:c="6"/>time.sleep(0.1)</text:p>
      <text:p text:style-name="Standard"/>
      <text:p text:style-name="Standard"><text:s text:c="2"/>def card_thread(self):</text:p>
      <text:p text:style-name="Standard"><text:s text:c="4"/>e = threading.Event()</text:p>
      <text:p text:style-name="Standard"><text:s text:c="4"/>t = threading.Thread(target=self.params_thread, args=(e, ))</text:p>
      <text:p text:style-name="Standard"><text:s text:c="4"/>try:</text:p>
      <text:p text:style-name="Standard"><text:s text:c="6"/>t.start()</text:p>
      <text:p text:style-name="Standard"><text:s text:c="6"/>while True:</text:p>
      <text:p text:style-name="Standard"><text:s text:c="8"/>self.step()</text:p>
      <text:p text:style-name="Standard"><text:s text:c="8"/>self.rk.monitor_time()</text:p>
      <text:p text:style-name="Standard"><text:s text:c="4"/>finally:</text:p>
      <text:p text:style-name="Standard"><text:s text:c="6"/>e.set()</text:p>
      <text:p text:style-name="Standard"><text:s text:c="6"/>t.join()</text:p>
      <text:p text:style-name="Standard"/>
      <text:p text:style-name="Standard"/>
      <text:p text:style-name="Standard">def main():</text:p>
      <text:p text:style-name="Standard"><text:s text:c="2"/>config_realtime_process(4, Priority.CTRL_HIGH)</text:p>
      <text:p text:style-name="Standard"><text:soft-page-break/><text:s text:c="2"/>car = Car()</text:p>
      <text:p text:style-name="Standard"><text:s text:c="2"/>car.card_thread()</text:p>
      <text:p text:style-name="Standard"/>
      <text:p text:style-name="Standard"/>
      <text:p text:style-name="Standard">if __name__ == "__main__":</text:p>
      <text:p text:style-name="Standard"><text:s text:c="2"/>main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6:24:36.163854635</meta:creation-date>
    <dc:date>2025-03-26T16:25:04.646542589</dc:date>
    <meta:editing-duration>PT29S</meta:editing-duration>
    <meta:editing-cycles>1</meta:editing-cycles>
    <meta:document-statistic meta:table-count="0" meta:image-count="0" meta:object-count="0" meta:page-count="7" meta:paragraph-count="224" meta:word-count="881" meta:character-count="10500" meta:non-whitespace-character-count="8852"/>
    <meta:generator>LibreOffice/7.3.7.2$Linux_X86_64 LibreOffice_project/30$Build-2</meta:generator>
  </office:meta>
</office:document-meta>
</file>